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Map</text:p>
      <text:list xml:id="list38629107" text:style-name="L1">
        <text:list-item>
          <text:p text:style-name="P3">Se desea realizar un programa que permita crear y manipular un archivo organizado en forma secuencial y que permita las operaciones de : Altas, Bajas, Modificaciones, Consultas y Reportes. Se definió un registro de datos que contiene 4 campos que son : Clave del empleado, su nombre, sueldo diario y días trabajados. Se consideró la clave del empleado como campo llave para poder realizar todas las operaciones mencionadas en el párrafo anterior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1" svg:font-family="'Courier New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M19S</meta:editing-duration>
    <meta:editing-cycles>3</meta:editing-cycles>
    <meta:generator>OpenOffice.org/3.3$Win32 OpenOffice.org_project/330m20$Build-9567</meta:generator>
    <dc:date>2015-11-15T18:48:24.08</dc:date>
    <meta:document-statistic meta:table-count="0" meta:image-count="0" meta:object-count="0" meta:page-count="1" meta:paragraph-count="2" meta:word-count="75" meta:character-count="462"/>
    <dc:creator>alberto bevia</dc:creator>
    <meta:user-defined meta:name="Info 1"/>
    <meta:user-defined meta:name="Info 2"/>
    <meta:user-defined meta:name="Info 3"/>
    <meta:user-defined meta:name="Info 4"/>
  </office:meta>
</office:document-meta>
</file>